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FreeMono" svg:font-family="FreeMono" style:font-adornments="Bold" style:font-family-generic="modern" style:font-pitch="fixed"/>
    <style:font-face style:name="Arial Black" svg:font-family="'Arial Black'" style:font-adornments="Bold" style:font-pitch="variable"/>
    <style:font-face style:name="Lato1" svg:font-family="Lato" style:font-adornments="Bold" style:font-pitch="variable"/>
    <style:font-face style:name="Lato" svg:font-family="Lato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bb066" officeooo:paragraph-rsid="001bb066"/>
    </style:style>
    <style:style style:name="T1" style:family="text">
      <style:text-properties officeooo:rsid="001bb0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eading one</text:h>
      <text:p text:style-name="P2"/>
      <text:h text:style-name="Heading_20_2" text:outline-level="2">Heading two</text:h>
      <text:p text:style-name="P2"/>
      <text:h text:style-name="Heading_20_3" text:outline-level="3">Heading three </text:h>
      <text:p text:style-name="P2"/>
      <text:p text:style-name="Standard"/>
      <text:p text:style-name="Standard"><text:span text:style-name="T1">Default Style</text:span>!</text:p>
      <text:p text:style-name="Standard"/>
      <text:p text:style-name="Standard"/>
      <text:p text:style-name="Text_20_body">Text Bod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FreeMono" svg:font-family="FreeMono" style:font-adornments="Bold" style:font-family-generic="modern" style:font-pitch="fixed"/>
    <style:font-face style:name="Arial Black" svg:font-family="'Arial Black'" style:font-adornments="Bold" style:font-pitch="variable"/>
    <style:font-face style:name="Lato1" svg:font-family="Lato" style:font-adornments="Bold" style:font-pitch="variable"/>
    <style:font-face style:name="Lato" svg:font-family="Lato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ato" fo:font-family="Lato" style:font-style-name="Regular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  <style:text-properties fo:font-size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ato1" fo:font-family="Lato" style:font-style-name="Bold" style:font-pitch="variable" fo:font-size="3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ato1" fo:font-family="Lato" style:font-style-name="Bold" style:font-pitch="variable"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Lato1" fo:font-family="Lato" style:font-style-name="Bold" style:font-pitch="variable" fo:font-size="18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09T12:39:19.070521446</dc:date>
    <dc:creator>Mick Chesterman</dc:creator>
    <meta:editing-duration>PT19M44S</meta:editing-duration>
    <meta:editing-cycles>5</meta:editing-cycles>
    <meta:document-statistic meta:table-count="0" meta:image-count="0" meta:object-count="0" meta:page-count="1" meta:paragraph-count="6" meta:word-count="11" meta:character-count="61" meta:non-whitespace-character-count="54"/>
  </office:meta>
</office:document-meta>
</file>